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8.371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2.394cm"/>
    </style:style>
    <style:style style:name="co29" style:family="table-column">
      <style:table-column-properties fo:break-before="auto" style:column-width="5.71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10.059cm"/>
    </style:style>
    <style:style style:name="co9" style:family="table-column">
      <style:table-column-properties fo:break-before="auto" style:column-width="3.84cm"/>
    </style:style>
    <style:style style:name="co10" style:family="table-column">
      <style:table-column-properties fo:break-before="auto" style:column-width="3.399cm"/>
    </style:style>
    <style:style style:name="co11" style:family="table-column">
      <style:table-column-properties fo:break-before="auto" style:column-width="7.467cm"/>
    </style:style>
    <style:style style:name="co12" style:family="table-column">
      <style:table-column-properties fo:break-before="auto" style:column-width="8.751cm"/>
    </style:style>
    <style:style style:name="co13" style:family="table-column">
      <style:table-column-properties fo:break-before="auto" style:column-width="5.801cm"/>
    </style:style>
    <style:style style:name="co14" style:family="table-column">
      <style:table-column-properties fo:break-before="auto" style:column-width="6.817cm"/>
    </style:style>
    <style:style style:name="co15" style:family="table-column">
      <style:table-column-properties fo:break-before="auto" style:column-width="9.248cm"/>
    </style:style>
    <style:style style:name="co16" style:family="table-column">
      <style:table-column-properties fo:break-before="auto" style:column-width="4.803cm"/>
    </style:style>
    <style:style style:name="co17" style:family="table-column">
      <style:table-column-properties fo:break-before="auto" style:column-width="4.366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3.223cm"/>
    </style:style>
    <style:style style:name="co20" style:family="table-column">
      <style:table-column-properties fo:break-before="auto" style:column-width="4.584cm"/>
    </style:style>
    <style:style style:name="co21" style:family="table-column">
      <style:table-column-properties fo:break-before="auto" style:column-width="3.304cm"/>
    </style:style>
    <style:style style:name="co22" style:family="table-column">
      <style:table-column-properties fo:break-before="auto" style:column-width="4.12cm"/>
    </style:style>
    <style:style style:name="co23" style:family="table-column">
      <style:table-column-properties fo:break-before="auto" style:column-width="2.787cm"/>
    </style:style>
    <style:style style:name="co24" style:family="table-column">
      <style:table-column-properties fo:break-before="auto" style:column-width="6.186cm"/>
    </style:style>
    <style:style style:name="co25" style:family="table-column">
      <style:table-column-properties fo:break-before="auto" style:column-width="3.683cm"/>
    </style:style>
    <style:style style:name="co30" style:family="table-column">
      <style:table-column-properties fo:break-before="auto" style:column-width="4.909cm"/>
    </style:style>
    <style:style style:name="co31" style:family="table-column">
      <style:table-column-properties fo:break-before="auto" style:column-width="4.18cm"/>
    </style:style>
    <style:style style:name="co32" style:family="table-column">
      <style:table-column-properties fo:break-before="auto" style:column-width="15.277cm"/>
    </style:style>
    <style:style style:name="co33" style:family="table-column">
      <style:table-column-properties fo:break-before="auto" style:column-width="2.459cm"/>
    </style:style>
    <style:style style:name="co34" style:family="table-column">
      <style:table-column-properties fo:break-before="auto" style:column-width="10.033cm"/>
    </style:style>
    <style:style style:name="co35" style:family="table-column">
      <style:table-column-properties fo:break-before="auto" style:column-width="3.685cm"/>
    </style:style>
    <style:style style:name="co36" style:family="table-column">
      <style:table-column-properties fo:break-before="auto" style:column-width="9.978cm"/>
    </style:style>
    <style:style style:name="co37" style:family="table-column">
      <style:table-column-properties fo:break-before="auto" style:column-width="3.958cm"/>
    </style:style>
    <style:style style:name="co38" style:family="table-column">
      <style:table-column-properties fo:break-before="auto" style:column-width="2.678cm"/>
    </style:style>
    <style:style style:name="ro1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13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5" style:family="table-cell" style:parent-style-name="Default">
      <style:text-properties style:use-window-font-color="true"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16" style:family="table-cell" style:parent-style-name="Default">
      <style:text-properties fo:color="#2a00ff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7" style:family="table-cell" style:parent-style-name="Default"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6.30000019073486pt" style:language-complex="en" style:country-complex="US"/>
    </style:style>
    <style:style style:name="ce18" style:family="table-cell" style:parent-style-name="Default">
      <style:table-cell-properties fo:background-color="#006600"/>
      <style:text-properties fo:color="#ffffff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333333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cm"/>
      <style:text-properties fo:color="#333333" fo:font-size="12pt" fo:language="en" fo:country="US" fo:font-weight="bold" style:font-size-asian="6.80000019073486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333333" style:font-name="Arial" fo:font-weight="bold" style:font-name-asian="Arial Unicode MS" style:font-weight-asian="bold" style:font-name-complex="Arial Unicode M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color="#3f7f5f"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3" style:family="table-cell" style:parent-style-name="Default">
      <style:text-properties fo:color="#3f7f5f" style:font-name="Monaco" fo:font-size="11pt" fo:language="en" fo:country="US" style:font-name-asian="Monaco" style:font-size-asian="11pt" style:language-asian="en" style:country-asian="US" style:font-size-complex="6.30000019073486pt" style:language-complex="en" style:country-complex="US"/>
    </style:style>
    <style:style style:name="ce1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/>
      <style:text-properties fo:color="#333333" fo:font-weight="bold" style:font-weight-asian="bold" style:font-weight-complex="bold"/>
    </style:style>
    <style:style style:name="ce21" style:family="table-cell" style:parent-style-name="Default">
      <style:table-cell-properties fo:background-color="#ffffff"/>
      <style:text-properties fo:color="#333333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 style:font-name="Monaco" fo:font-size="11pt" fo:language="en" fo:country="US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T1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&quot;Navigate&quot;;&quot;Link&quot;;&quot;Text_Box&quot;;&quot;Button&quot;;&quot;MouseHover&quot;;&quot;UiTest&quot;;&quot;DataCheckpoint&quot;;&quot;ListboxElementsCheckpoint&quot;;&quot;OldValueCapture&quot;;&quot;ComparingOldValue&quot;;&quot;DataCheckpoint&quot;;&quot;DropDown&quot;;&quot;&quot;)" table:allow-empty-cell="false" table:display-list="sorted-ascending" table:base-cell-address="DesktopSheet.C2">
          <table:help-message table:display="false">
            <text:p>Navigate</text:p>
            <text:p>Link</text:p>
            <text:p>Text_Box</text:p>
            <text:p>Button</text:p>
            <text:p>MouseHover</text:p>
            <text:p>UiTest</text:p>
            <text:p>DataCheckpoint</text:p>
            <text:p>ListboxElementsCheckpoint</text:p>
            <text:p>OldValueCapture</text:p>
            <text:p>ComparingOldValue</text:p>
          </table:help-message>
        </table:content-validation>
        <table:content-validation table:name="val2" table:condition="of:cell-content-is-in-list(&quot;Navigate&quot;;&quot;Link&quot;;&quot;Text_Box&quot;;&quot;Button&quot;;&quot;MouseHover&quot;;&quot;UiTest&quot;;&quot;DataCheckpoint&quot;;&quot;ListboxElementsCheckpoint&quot;;&quot;OldValueCapture&quot;;&quot;ComparingOldValue&quot;;&quot;DataCheckpoint&quot;;&quot;DropDown&quot;;&quot;&quot;)" table:allow-empty-cell="false" table:display-list="sorted-ascending" table:base-cell-address="StepsSlanding.C48">
          <table:help-message table:display="false">
            <text:p>Navigate</text:p>
            <text:p>Link</text:p>
            <text:p>Text_Box</text:p>
            <text:p>Button</text:p>
            <text:p>MouseHover</text:p>
            <text:p>UiTest</text:p>
            <text:p>DataCheckpoint</text:p>
            <text:p>ListboxElementsCheckpoint</text:p>
            <text:p>OldValueCapture</text:p>
            <text:p>ComparingOldValue</text:p>
          </table:help-message>
        </table:content-validation>
      </table:content-validations>
      <table:table table:name="DesktopSheet" table:style-name="ta1" table:print="false">
        <table:table-column table:style-name="co6" table:default-cell-style-name="ce8"/>
        <table:table-column table:style-name="co7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8" table:number-columns-repeated="1016" table:default-cell-style-name="ce8"/>
        <table:table-column table:style-name="co8" table:default-cell-style-name="ce11"/>
        <table:table-row table:style-name="ro5">
          <table:table-cell table:style-name="ce7" office:value-type="string">
            <text:p>TcNo</text:p>
          </table:table-cell>
          <table:table-cell table:style-name="ce7" office:value-type="string">
            <text:p>TcDesr</text:p>
          </table:table-cell>
          <table:table-cell table:style-name="ce7" office:value-type="string">
            <text:p>Action</text:p>
          </table:table-cell>
          <table:table-cell table:style-name="ce7" office:value-type="string">
            <text:p>ObjectIdentifiertype</text:p>
          </table:table-cell>
          <table:table-cell table:style-name="ce7" office:value-type="string">
            <text:p>ObjectIdentifier</text:p>
          </table:table-cell>
          <table:table-cell table:style-name="ce7" office:value-type="string">
            <text:p>TestData</text:p>
          </table:table-cell>
          <table:table-cell table:style-name="ce7" office:value-type="string">
            <text:p>ObjectSheet</text:p>
          </table:table-cell>
          <table:table-cell table:style-name="ce7" office:value-type="string">
            <text:p>Execute</text:p>
          </table:table-cell>
          <table:table-cell table:style-name="ce7" table:number-columns-repeated="1016"/>
        </table:table-row>
        <table:table-row table:style-name="ro5">
          <table:table-cell table:number-columns-repeated="2"/>
          <table:table-cell office:value-type="string">
            <text:p>StartTim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re-Requisite</text:p>
          </table:table-cell>
          <table:table-cell office:value-type="string">
            <text:p>This is to navigate to the Wallgreens Url</text:p>
          </table:table-cell>
          <table:table-cell table:content-validation-name="val1" office:value-type="string">
            <text:p>Navigate</text:p>
          </table:table-cell>
          <table:table-cell table:number-columns-repeated="2"/>
          <table:table-cell office:value-type="string">
            <text:p><text:a xlink:href="http://walgreens.com/">http://walgreens.com</text:a>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Pre-Requisite</text:p>
          </table:table-cell>
          <table:table-cell office:value-type="string">
            <text:p>This is to click on the “Sign-In” link</text:p>
          </table:table-cell>
          <table:table-cell table:content-validation-name="val2" office:value-type="string">
            <text:p>Link</text:p>
          </table:table-cell>
          <table:table-cell office:value-type="string">
            <text:p>CSS</text:p>
          </table:table-cell>
          <table:table-cell office:value-type="string">
            <text:p>[title="Sign In"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9">
          <table:table-cell office:value-type="string">
            <text:p>Pre-Requisite</text:p>
          </table:table-cell>
          <table:table-cell office:value-type="string">
            <text:p>Entering Username</text:p>
          </table:table-cell>
          <table:table-cell table:content-validation-name="val2" office:value-type="string">
            <text:p>TextBox</text:p>
          </table:table-cell>
          <table:table-cell office:value-type="string">
            <text:p>Xpath</text:p>
          </table:table-cell>
          <table:table-cell office:value-type="string">
            <text:p>.//*[@id='uname']</text:p>
          </table:table-cell>
          <table:table-cell table:style-name="ce9" office:value-type="string">
            <text:p><text:span text:style-name="T1"><text:a xlink:href="mailto:raghuk9@gmail.com">raghuk9@gmail.com</text:a></text:span>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Pre-Requisite</text:p>
          </table:table-cell>
          <table:table-cell office:value-type="string">
            <text:p>Entering Password</text:p>
          </table:table-cell>
          <table:table-cell table:content-validation-name="val2" office:value-type="string">
            <text:p>TextBox</text:p>
          </table:table-cell>
          <table:table-cell office:value-type="string">
            <text:p>Xpath</text:p>
          </table:table-cell>
          <table:table-cell office:value-type="string">
            <text:p>.//*[@id='password2']</text:p>
          </table:table-cell>
          <table:table-cell table:style-name="ce10" office:value-type="string">
            <text:p>Photon123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Pre-Requisite</text:p>
          </table:table-cell>
          <table:table-cell office:value-type="string">
            <text:p>Clicking on the OK button</text:p>
          </table:table-cell>
          <table:table-cell table:content-validation-name="val2" office:value-type="string">
            <text:p>Button</text:p>
          </table:table-cell>
          <table:table-cell office:value-type="string">
            <text:p>Xpath</text:p>
          </table:table-cell>
          <table:table-cell office:value-type="string">
            <text:p>.//*[@id='userSignIn']/div[1]/form/p[2]/input[1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content-validation-name="val1" office:value-type="string">
            <text:p>Navigate</text:p>
          </table:table-cell>
          <table:table-cell table:number-columns-repeated="2"/>
          <table:table-cell office:value-type="string">
            <text:p>https://www.walgreens.com/steps/stepslanding.jsp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content-validation-name="val1" office:value-type="string">
            <text:p>Navigate</text:p>
          </table:table-cell>
          <table:table-cell table:number-columns-repeated="2"/>
          <table:table-cell office:value-type="string">
            <text:p>https://www.walgreens.com/steps/stepslanding.jsp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Checking for steps exists or not</text:p>
          </table:table-cell>
          <table:table-cell table:content-validation-name="val2"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web-tracker-menu']/li[1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hecking for weight exists or not</text:p>
          </table:table-cell>
          <table:table-cell table:content-validation-name="val2"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web-tracker-menu']/li[2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hecking for Blood Pressure exists or not</text:p>
          </table:table-cell>
          <table:table-cell table:content-validation-name="val2"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web-tracker-menu']/li[3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hecking for Blood Glucose exists or not</text:p>
          </table:table-cell>
          <table:table-cell table:content-validation-name="val2"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web-tracker-menu']/li[4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hecking for Sleeps exists or not</text:p>
          </table:table-cell>
          <table:table-cell table:content-validation-name="val2"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web-tracker-menu']/li[5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Checking for SPO2 Exists or not</text:p>
          </table:table-cell>
          <table:table-cell table:content-validation-name="val2"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web-tracker-menu']/li[6]/div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efualt steps is displaying as –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1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Defualt weight is displaying as –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2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Defualt Blood Pressure is displaying as –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3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Defualt Blood Glucose is displaying as –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4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efualt Sleep is displaying as –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5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efualt SpO2 is displaying as –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6]/div/p[2]</text:p>
          </table:table-cell>
          <table:table-cell office:value-type="string">
            <text:p>--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Units of Steps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1]/div/p[3]</text:p>
          </table:table-cell>
          <table:table-cell office:value-type="string">
            <text:p>steps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Units of Weight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2]/div/p[3]</text:p>
          </table:table-cell>
          <table:table-cell office:value-type="string">
            <text:p>lbs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Units of Blood Pressure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3]/div/p[3]</text:p>
          </table:table-cell>
          <table:table-cell office:value-type="string">
            <text:p>mmHg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Units of Blood Glucose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4]/div/p[3]</text:p>
          </table:table-cell>
          <table:table-cell office:value-type="string">
            <text:p>mg/dl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Units of Sleep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5]/div/p[3]</text:p>
          </table:table-cell>
          <table:table-cell office:value-type="string">
            <text:p>hours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Units of SPO2</text:p>
          </table:table-cell>
          <table:table-cell table:content-validation-name="val2" office:value-type="string">
            <text:p>DataCheckpoint</text:p>
          </table:table-cell>
          <table:table-cell office:value-type="string">
            <text:p>Xpath</text:p>
          </table:table-cell>
          <table:table-cell office:value-type="string">
            <text:p>.//*[@id='web-tracker-menu']/li[6]/div/p[3]</text:p>
          </table:table-cell>
          <table:table-cell office:value-type="string">
            <text:p>SpO2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hecking for all the list items in the view list box</text:p>
          </table:table-cell>
          <table:table-cell table:content-validation-name="val2" office:value-type="string">
            <text:p>ListboxElementsCheckpoint</text:p>
          </table:table-cell>
          <table:table-cell office:value-type="string">
            <text:p>Xpath</text:p>
          </table:table-cell>
          <table:table-cell office:value-type="string">
            <text:p>stepsv2_select_dropdown_graph</text:p>
          </table:table-cell>
          <table:table-cell office:value-type="string">
            <text:p>current week,last 7 days,last 30 days,last 90 days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Clicking on the steps link in the tracker window</text:p>
          </table:table-cell>
          <table:table-cell table:content-validation-name="val2" office:value-type="string">
            <text:p>Link</text:p>
          </table:table-cell>
          <table:table-cell office:value-type="string">
            <text:p>Xpath</text:p>
          </table:table-cell>
          <table:table-cell office:value-type="string">
            <text:p>.//*[@id='web-tracker-menu']/li[1]/di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his is to click on the link add activity</text:p>
          </table:table-cell>
          <table:table-cell table:content-validation-name="val2" office:value-type="string">
            <text:p>Link</text:p>
          </table:table-cell>
          <table:table-cell office:value-type="string">
            <text:p>Xpath</text:p>
          </table:table-cell>
          <table:table-cell office:value-type="string">
            <text:p>.//*[@id='logActivity']/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his is to select the distance in the steps activity</text:p>
          </table:table-cell>
          <table:table-cell table:content-validation-name="val2" office:value-type="string">
            <text:p>Text_Box</text:p>
          </table:table-cell>
          <table:table-cell office:value-type="string">
            <text:p>Xpath</text:p>
          </table:table-cell>
          <table:table-cell office:value-type="string">
            <text:p>.//*[@id='distance']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his is to select the hours</text:p>
          </table:table-cell>
          <table:table-cell table:content-validation-name="val2" office:value-type="string">
            <text:p>Text_Box</text:p>
          </table:table-cell>
          <table:table-cell office:value-type="string">
            <text:p>Xpath</text:p>
          </table:table-cell>
          <table:table-cell office:value-type="string">
            <text:p>.//*[@id='stepsv2_duration_hr']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his is to select the minutes</text:p>
          </table:table-cell>
          <table:table-cell table:content-validation-name="val2" office:value-type="string">
            <text:p>Text_Box</text:p>
          </table:table-cell>
          <table:table-cell office:value-type="string">
            <text:p>Xpath</text:p>
          </table:table-cell>
          <table:table-cell office:value-type="string">
            <text:p>.//*[@id='stepsv2_duration_min']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his is to select the seconds</text:p>
          </table:table-cell>
          <table:table-cell table:content-validation-name="val2" office:value-type="string">
            <text:p>Text_Box</text:p>
          </table:table-cell>
          <table:table-cell office:value-type="string">
            <text:p>Xpath</text:p>
          </table:table-cell>
          <table:table-cell office:value-type="string">
            <text:p>.//*[@id='stepsv2_duration_sec']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his is to select the intensity list box</text:p>
          </table:table-cell>
          <table:table-cell table:content-validation-name="val2" office:value-type="string">
            <text:p>DropDown</text:p>
          </table:table-cell>
          <table:table-cell office:value-type="string">
            <text:p>Xpath</text:p>
          </table:table-cell>
          <table:table-cell office:value-type="string">
            <text:p>.//*[@id='intensityTypeSelect']</text:p>
          </table:table-cell>
          <table:table-cell office:value-type="string">
            <text:p>Easy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his is to capture the old value from the application</text:p>
          </table:table-cell>
          <table:table-cell table:content-validation-name="val2" office:value-type="string">
            <text:p>OldValueCapture</text:p>
          </table:table-cell>
          <table:table-cell office:value-type="string">
            <text:p>Xpath</text:p>
          </table:table-cell>
          <table:table-cell office:value-type="string">
            <text:p>.//*[@id='web-tracker-menu']/li[1]/div/p[2]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his is to click on the the add button</text:p>
          </table:table-cell>
          <table:table-cell table:content-validation-name="val2" office:value-type="string">
            <text:p>Button</text:p>
          </table:table-cell>
          <table:table-cell office:value-type="string">
            <text:p>Xpath</text:p>
          </table:table-cell>
          <table:table-cell office:value-type="string">
            <text:p>.//*[@id='stepsv2_fitness_savebtn']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This is to check whether the steps activity is added or not</text:p>
          </table:table-cell>
          <table:table-cell table:content-validation-name="val2" office:value-type="string">
            <text:p>ComparingOldValue</text:p>
          </table:table-cell>
          <table:table-cell office:value-type="string">
            <text:p>Xpath</text:p>
          </table:table-cell>
          <table:table-cell office:value-type="string">
            <text:p>.//*[@id='web-tracker-menu']/li[1]/div/p[2]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Clicking on the weight link in the tracker window</text:p>
          </table:table-cell>
          <table:table-cell table:content-validation-name="val2" office:value-type="string">
            <text:p>Link</text:p>
          </table:table-cell>
          <table:table-cell office:value-type="string">
            <text:p>Xpath</text:p>
          </table:table-cell>
          <table:table-cell office:value-type="string">
            <text:p>.//*[@id='web-tracker-menu']/li[2]/di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his is to click on the link add activity</text:p>
          </table:table-cell>
          <table:table-cell table:content-validation-name="val2" office:value-type="string">
            <text:p>Link</text:p>
          </table:table-cell>
          <table:table-cell office:value-type="string">
            <text:p>Xpath</text:p>
          </table:table-cell>
          <table:table-cell office:value-type="string">
            <text:p>.//*[@id='logActivity']/p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his is to select the weight in the tracker add activity</text:p>
          </table:table-cell>
          <table:table-cell table:content-validation-name="val2" office:value-type="string">
            <text:p>Text_Box</text:p>
          </table:table-cell>
          <table:table-cell office:value-type="string">
            <text:p>Xpath</text:p>
          </table:table-cell>
          <table:table-cell office:value-type="string">
            <text:p>.//*[@id='weight_log_weight'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his is to add the BMI Value in the tracker add activity</text:p>
          </table:table-cell>
          <table:table-cell table:content-validation-name="val2" office:value-type="string">
            <text:p>Text_Box</text:p>
          </table:table-cell>
          <table:table-cell office:value-type="string">
            <text:p>Xpath</text:p>
          </table:table-cell>
          <table:table-cell office:value-type="string">
            <text:p>.//*[@id='weightLog_bmi']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his is to add the body fat in the tracker add activity</text:p>
          </table:table-cell>
          <table:table-cell table:content-validation-name="val2" office:value-type="string">
            <text:p>Text_Box</text:p>
          </table:table-cell>
          <table:table-cell office:value-type="string">
            <text:p>Xpath</text:p>
          </table:table-cell>
          <table:table-cell office:value-type="string">
            <text:p>.//*[@id='weightLog_bodyfat']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his is to capture the old value from the application</text:p>
          </table:table-cell>
          <table:table-cell table:content-validation-name="val2" office:value-type="string">
            <text:p>OldValueCapture</text:p>
          </table:table-cell>
          <table:table-cell office:value-type="string">
            <text:p>Xpath</text:p>
          </table:table-cell>
          <table:table-cell office:value-type="string">
            <text:p>.//*[@id='web-tracker-menu']/li[2]/div/p[2]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his is to click on the save button in the weight tracker window</text:p>
          </table:table-cell>
          <table:table-cell table:content-validation-name="val2" office:value-type="string">
            <text:p>Button</text:p>
          </table:table-cell>
          <table:table-cell office:value-type="string">
            <text:p>Xpath</text:p>
          </table:table-cell>
          <table:table-cell office:value-type="string">
            <text:p>.//*[@id='weight_log_save']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This is to check whether the steps activity is added or not</text:p>
          </table:table-cell>
          <table:table-cell table:content-validation-name="val2" office:value-type="string">
            <text:p>ComparingOldValue</text:p>
          </table:table-cell>
          <table:table-cell office:value-type="string">
            <text:p>Xpath</text:p>
          </table:table-cell>
          <table:table-cell office:value-type="string">
            <text:p>.//*[@id='web-tracker-menu']/li[2]/div/p[2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Clicking on the balance reward points link</text:p>
          </table:table-cell>
          <table:table-cell table:content-validation-name="val2" office:value-type="string">
            <text:p>Link</text:p>
          </table:table-cell>
          <table:table-cell office:value-type="string">
            <text:p>Xpath</text:p>
          </table:table-cell>
          <table:table-cell office:value-type="string">
            <text:p>.//*[@id='frame']/div[2]/div[1]/div[1]/div[2]/div[1]/div[2]/ul/li[1]/a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Clicking on lbs tab</text:p>
          </table:table-cell>
          <table:table-cell table:content-validation-name="val2" office:value-type="string">
            <text:p>Button</text:p>
          </table:table-cell>
          <table:table-cell office:value-type="string">
            <text:p>Xpath</text:p>
          </table:table-cell>
          <table:table-cell office:value-type="string">
            <text:p>.//*[@id='web-tracker-menu']/li[2]/div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click on link</text:p>
          </table:table-cell>
          <table:table-cell table:content-validation-name="val2" office:value-type="string">
            <text:p>Link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Clicking on the link</text:p>
          </table:table-cell>
          <table:table-cell table:content-validation-name="val2" office:value-type="string">
            <text:p>Link</text:p>
          </table:table-cell>
          <table:table-cell office:value-type="string">
            <text:p>Xpath</text:p>
          </table:table-cell>
          <table:table-cell table:number-columns-repeated="1020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epsSlanding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row table:style-name="ro1">
          <table:table-cell table:style-name="ce5" office:value-type="string">
            <text:p>ObjectId</text:p>
          </table:table-cell>
          <table:table-cell table:style-name="ce5" office:value-type="string">
            <text:p>ObjName</text:p>
          </table:table-cell>
          <table:table-cell table:style-name="ce5" office:value-type="string">
            <text:p>ObjXpath</text:p>
          </table:table-cell>
          <table:table-cell table:style-name="ce5" office:value-type="string">
            <text:p>DesktopApplicability</text:p>
          </table:table-cell>
          <table:table-cell table:style-name="ce5" office:value-type="string">
            <text:p>DesktopXcoordinate</text:p>
          </table:table-cell>
          <table:table-cell table:style-name="ce5" office:value-type="string">
            <text:p>DesktopYCoordinate</text:p>
          </table:table-cell>
          <table:table-cell table:style-name="ce5" office:value-type="string">
            <text:p>DesktopWidth</text:p>
          </table:table-cell>
          <table:table-cell table:style-name="ce5" office:value-type="string">
            <text:p>DesktopHeight</text:p>
          </table:table-cell>
          <table:table-cell table:style-name="ce5" office:value-type="string">
            <text:p>TabletApplicability</text:p>
          </table:table-cell>
          <table:table-cell table:style-name="ce5" office:value-type="string">
            <text:p>TabletXCoordinate</text:p>
          </table:table-cell>
          <table:table-cell table:style-name="ce5" office:value-type="string">
            <text:p>TabletYCoordinate</text:p>
          </table:table-cell>
          <table:table-cell table:style-name="ce5" office:value-type="string">
            <text:p>TabletWidth</text:p>
          </table:table-cell>
          <table:table-cell table:style-name="ce5" office:value-type="string">
            <text:p>TabletHeight</text:p>
          </table:table-cell>
          <table:table-cell table:style-name="ce5" office:value-type="string">
            <text:p>MobileApplicability</text:p>
          </table:table-cell>
          <table:table-cell table:style-name="ce5" office:value-type="string">
            <text:p>MobileXCoordinate</text:p>
          </table:table-cell>
          <table:table-cell table:style-name="ce5" office:value-type="string">
            <text:p>MobileYCoordinate</text:p>
          </table:table-cell>
          <table:table-cell table:style-name="ce5" office:value-type="string">
            <text:p>MobileWidth</text:p>
          </table:table-cell>
          <table:table-cell table:style-name="ce5" office:value-type="string">
            <text:p>MobileHeight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Steps</text:p>
          </table:table-cell>
          <table:table-cell office:value-type="string">
            <text:p>.//*[@id='web-tracker-menu']/li[1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weight</text:p>
          </table:table-cell>
          <table:table-cell office:value-type="string">
            <text:p>.//*[@id='web-tracker-menu']/li[2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Blood Pressure</text:p>
          </table:table-cell>
          <table:table-cell office:value-type="string">
            <text:p>.//*[@id='web-tracker-menu']/li[3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Blood Glucose</text:p>
          </table:table-cell>
          <table:table-cell office:value-type="string">
            <text:p>.//*[@id='web-tracker-menu']/li[4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Sleep</text:p>
          </table:table-cell>
          <table:table-cell office:value-type="string">
            <text:p>.//*[@id='web-tracker-menu']/li[5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SPO2</text:p>
          </table:table-cell>
          <table:table-cell office:value-type="string">
            <text:p>.//*[@id='web-tracker-menu']/li[6]/div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American eagle logo</text:p>
          </table:table-cell>
          <table:table-cell table:style-name="ce12" office:value-type="string">
            <text:p>.//*[@id='ember527']/div[1]/div[1]/div[2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Men </text:p>
          </table:table-cell>
          <table:table-cell table:style-name="ce13" office:value-type="string">
            <text:p>.//*[@id='mobile_view']/div[3]/img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Women</text:p>
          </table:table-cell>
          <table:table-cell table:style-name="ce12" office:value-type="string">
            <text:p>.//*[@id='mobile_view']/div[2]/img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Password</text:p>
          </table:table-cell>
          <table:table-cell table:style-name="ce19" office:value-type="string">
            <text:p>.//*[@id='password2']</text:p>
          </table:table-cell>
          <table:table-cell office:value-type="string">
            <text:p>YES</text:p>
          </table:table-cell>
          <table:table-cell table:number-columns-repeated="14"/>
        </table:table-row>
      </table:table>
      <table:table table:name="AndroidAppiumSheet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ce5"/>
        <table:table-column table:style-name="co28" table:default-cell-style-name="ce15"/>
        <table:table-column table:style-name="co29" table:default-cell-style-name="Default"/>
        <table:table-column table:style-name="co8" table:number-columns-repeated="2" table:default-cell-style-name="Default"/>
        <table:table-row table:style-name="ro1">
          <table:table-cell table:style-name="ce5" office:value-type="string">
            <text:p>TcNo</text:p>
          </table:table-cell>
          <table:table-cell table:style-name="ce5" office:value-type="string">
            <text:p>TcDesr</text:p>
          </table:table-cell>
          <table:table-cell office:value-type="string">
            <text:p>Action</text:p>
          </table:table-cell>
          <table:table-cell table:style-name="ce5" office:value-type="string">
            <text:p>ObjectIdentifier</text:p>
          </table:table-cell>
          <table:table-cell table:style-name="ce5" office:value-type="string">
            <text:p>TestData</text:p>
          </table:table-cell>
          <table:table-cell table:style-name="ce5" office:value-type="string">
            <text:p>ObjectSheet</text:p>
          </table:table-cell>
          <table:table-cell table:style-name="ce18" office:value-type="string">
            <text:p>Execute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Clicking on the pharmacy icon</text:p>
          </table:table-cell>
          <table:table-cell table:style-name="Default" office:value-type="string">
            <text:p>Icon</text:p>
          </table:table-cell>
          <table:table-cell table:style-name="Default"/>
          <table:table-cell table:number-columns-repeated="2"/>
          <table:table-cell office:value-type="string">
            <text:p>YES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Checking for the refil from account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1]/relative[1]/text[1]</text:p>
          </table:table-cell>
          <table:table-cell table:style-name="ce14" office:value-type="string">
            <text:p>Refill from Account</text:p>
          </table:table-cell>
          <table:table-cell/>
          <table:table-cell office:value-type="string">
            <text:p>YES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Checking for the refill by scan exists or not 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2]/relative[1]/text[1]</text:p>
          </table:table-cell>
          <table:table-cell table:style-name="ce14" office:value-type="string">
            <text:p>Refill by Scan</text:p>
          </table:table-cell>
          <table:table-cell/>
          <table:table-cell office:value-type="string">
            <text:p>YES</text:p>
          </table:table-cell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checking for the refill for family member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3]/relative[1]/text[1]</text:p>
          </table:table-cell>
          <table:table-cell table:style-name="ce14" office:value-type="string">
            <text:p>Refill for Family Member</text:p>
          </table:table-cell>
          <table:table-cell/>
          <table:table-cell office:value-type="string">
            <text:p>YES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hecking for the transfer prescription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4]/relative[1]/text[1]</text:p>
          </table:table-cell>
          <table:table-cell table:style-name="ce17" office:value-type="string">
            <text:p>Transfer Prescription</text:p>
          </table:table-cell>
          <table:table-cell/>
          <table:table-cell office:value-type="string">
            <text:p>YES</text:p>
          </table:table-cell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Checking for the Rx Status and history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5]/relative[1]/text[1]</text:p>
          </table:table-cell>
          <table:table-cell table:style-name="ce17" office:value-type="string">
            <text:p>Rx Status and History</text:p>
          </table:table-cell>
          <table:table-cell/>
          <table:table-cell office:value-type="string">
            <text:p>YES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Checking for the get rx alerts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6]/relative[1]/text[1]</text:p>
          </table:table-cell>
          <table:table-cell table:style-name="ce14" office:value-type="string">
            <text:p>Get Rx Alerts</text:p>
          </table:table-cell>
          <table:table-cell/>
          <table:table-cell office:value-type="string">
            <text:p>YES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Checking for the pill reminder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7]/relative[1]/text[1]</text:p>
          </table:table-cell>
          <table:table-cell table:style-name="ce17" office:value-type="string">
            <text:p>Pill Reminder</text:p>
          </table:table-cell>
          <table:table-cell/>
          <table:table-cell office:value-type="string">
            <text:p>YES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hecking for the vaccination scheduler exist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8]/relative[1]/text[1]</text:p>
          </table:table-cell>
          <table:table-cell table:style-name="ce17" office:value-type="string">
            <text:p>Vaccination Scheduler</text:p>
          </table:table-cell>
          <table:table-cell/>
          <table:table-cell office:value-type="string">
            <text:p>YES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hecking for the Health information exists or not</text:p>
          </table:table-cell>
          <table:table-cell office:value-type="string">
            <text:p>TextCheckpoint</text:p>
          </table:table-cell>
          <table:table-cell office:value-type="string">
            <text:p>//view[1]/window[2]/scroll[1]/linear[1]/linear[9]/relative[1]/text[1]</text:p>
          </table:table-cell>
          <table:table-cell table:style-name="ce17" office:value-type="string">
            <text:p>Health Information</text:p>
          </table:table-cell>
          <table:table-cell/>
          <table:table-cell office:value-type="string">
            <text:p>YES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Clicking on the pill reminder icon(3)</text:p>
          </table:table-cell>
          <table:table-cell table:style-name="Default" office:value-type="string">
            <text:p>Buttons</text:p>
          </table:table-cell>
          <table:table-cell table:style-name="Default"/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Clicking on the daily link</text:p>
          </table:table-cell>
          <table:table-cell table:style-name="Default" office:value-type="string">
            <text:p>Link</text:p>
          </table:table-cell>
          <table:table-cell table:style-name="ce16" office:value-type="string">
            <text:p>//window[1]/window[1]/linear[1]/linear[2]/list[1]/linear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Clicking on the time button</text:p>
          </table:table-cell>
          <table:table-cell table:style-name="Default" office:value-type="string">
            <text:p>Link</text:p>
          </table:table-cell>
          <table:table-cell table:style-name="ce16" office:value-type="string">
            <text:p>//view[1]/window[2]/scroll[1]/linear[1]/relative[2]/relative[1]/button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Clicking on the add button</text:p>
          </table:table-cell>
          <table:table-cell table:style-name="Default" office:value-type="string">
            <text:p>Link</text:p>
          </table:table-cell>
          <table:table-cell table:style-name="ce16" office:value-type="string">
            <text:p>//window[1]/window[1]/linear[1]/linear[2]/list[1]/checked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Selecting the name</text:p>
          </table:table-cell>
          <table:table-cell table:style-name="Default" office:value-type="string">
            <text:p>Link</text:p>
          </table:table-cell>
          <table:table-cell table:style-name="ce16" office:value-type="string">
            <text:p>//window[1]/window[1]/linear[1]/linear[3]/linear[1]/button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Clicking on the save button</text:p>
          </table:table-cell>
          <table:table-cell table:style-name="Default" office:value-type="string">
            <text:p>Link</text:p>
          </table:table-cell>
          <table:table-cell table:style-name="ce16" office:value-type="string">
            <text:p>//view[1]/window[2]/scroll[1]/linear[1]/relative[3]/relative[1]/imagebutton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Completing the save</text:p>
          </table:table-cell>
          <table:table-cell table:style-name="Default" office:value-type="string">
            <text:p>Add</text:p>
          </table:table-cell>
          <table:table-cell table:style-name="Default"/>
          <table:table-cell office:value-type="string">
            <text:p>Diabetes Medication</text:p>
          </table:table-cell>
          <table:table-cell/>
          <table:table-cell office:value-type="string">
            <text:p>YES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Checking whether the reminder is added or not</text:p>
          </table:table-cell>
          <table:table-cell table:style-name="ce14" office:value-type="string">
            <text:p>Checkpoint</text:p>
          </table:table-cell>
          <table:table-cell table:style-name="Default"/>
          <table:table-cell office:value-type="string">
            <text:p>Diabetes Medication</text:p>
          </table:table-cell>
          <table:table-cell/>
          <table:table-cell office:value-type="string">
            <text:p>YES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licking on the back button</text:p>
          </table:table-cell>
          <table:table-cell table:style-name="Default" office:value-type="string">
            <text:p>Link</text:p>
          </table:table-cell>
          <table:table-cell table:style-name="ce16" office:value-type="string">
            <text:p>//view[1]/window[1]/view[1]/linear[1]</text:p>
          </table:table-cell>
          <table:table-cell table:number-columns-repeated="2"/>
          <table:table-cell office:value-type="string">
            <text:p>YES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clicking on the back button</text:p>
          </table:table-cell>
          <table:table-cell table:style-name="Default" office:value-type="string">
            <text:p>Link</text:p>
          </table:table-cell>
          <table:table-cell table:style-name="ce16" office:value-type="string">
            <text:p>//view[1]/window[1]/view[1]/linear[1]</text:p>
          </table:table-cell>
          <table:table-cell table:number-columns-repeated="2"/>
          <table:table-cell office:value-type="string">
            <text:p>YES</text:p>
          </table:table-cell>
        </table:table-row>
      </table:table>
      <table:table table:name="DesktopSheet2" table:style-name="ta1" table:print="false">
        <table:table-column table:style-name="co8" table:default-cell-style-name="Default"/>
        <table:table-column table:style-name="co24" table:default-cell-style-name="Default"/>
        <table:table-column table:style-name="co25" table:default-cell-style-name="ce20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1017" table:default-cell-style-name="Default"/>
        <table:table-row table:style-name="ro7">
          <table:table-cell table:style-name="ce20" office:value-type="string">
            <text:p>TcNo</text:p>
          </table:table-cell>
          <table:table-cell table:style-name="ce20" office:value-type="string">
            <text:p>TcDesr</text:p>
          </table:table-cell>
          <table:table-cell office:value-type="string">
            <text:p>Action</text:p>
          </table:table-cell>
          <table:table-cell table:style-name="ce20" office:value-type="string">
            <text:p>ObjectIdentifiertype</text:p>
          </table:table-cell>
          <table:table-cell table:style-name="ce20" office:value-type="string">
            <text:p>ObjectIdentifier</text:p>
          </table:table-cell>
          <table:table-cell table:style-name="ce20" office:value-type="string">
            <text:p>TestData</text:p>
          </table:table-cell>
          <table:table-cell table:style-name="ce20" office:value-type="string">
            <text:p>ObjectSheet</text:p>
          </table:table-cell>
          <table:table-cell table:style-name="ce20" office:value-type="string">
            <text:p>Execute</text:p>
          </table:table-cell>
          <table:table-cell table:style-name="ce21" table:number-columns-repeated="1015"/>
        </table:table-row>
        <table:table-row table:style-name="ro7">
          <table:table-cell table:style-name="ce20" office:value-type="float" office:value="1">
            <text:p>1</text:p>
          </table:table-cell>
          <table:table-cell office:value-type="string">
            <text:p>Navigating to the design one jewellers</text:p>
          </table:table-cell>
          <table:table-cell office:value-type="string">
            <text:p>Navigate</text:p>
          </table:table-cell>
          <table:table-cell table:style-name="ce20" table:number-columns-repeated="2"/>
          <table:table-cell table:style-name="ce20" office:value-type="string">
            <text:p><text:a xlink:href="../../../Downloads/photon-test-automation-poc/content/home/01_HP_B.html">file:///Users/kalyan_v/Downloads/photon-test-automation-poc/content/home/01_HP_B.html</text:a></text:p>
          </table:table-cell>
          <table:table-cell table:style-name="ce20"/>
          <table:table-cell table:style-name="ce20" office:value-type="string">
            <text:p>YES</text:p>
          </table:table-cell>
          <table:table-cell table:style-name="ce21" table:number-columns-repeated="1015"/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Searching an item with text yellow</text:p>
          </table:table-cell>
          <table:table-cell table:content-validation-name="val2" office:value-type="string">
            <text:p>Text_Box</text:p>
          </table:table-cell>
          <table:table-cell office:value-type="string">
            <text:p>CSS</text:p>
          </table:table-cell>
          <table:table-cell office:value-type="string">
            <text:p>[test-input='search']</text:p>
          </table:table-cell>
          <table:table-cell office:value-type="string">
            <text:p>Yellow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Clicking on the search icon</text:p>
          </table:table-cell>
          <table:table-cell table:style-name="Default" office:value-type="string">
            <text:p>Button</text:p>
          </table:table-cell>
          <table:table-cell office:value-type="string">
            <text:p>CSS</text:p>
          </table:table-cell>
          <table:table-cell office:value-type="string">
            <text:p>[class='search-icon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float" office:value="5">
            <text:p>5</text:p>
          </table:table-cell>
          <table:table-cell office:value-type="string">
            <text:p>Getting the first item</text:p>
          </table:table-cell>
          <table:table-cell table:style-name="ce21" table:content-validation-name="val2" office:value-type="string">
            <text:p>OldValueCapture</text:p>
          </table:table-cell>
          <table:table-cell office:value-type="string">
            <text:p>CSS</text:p>
          </table:table-cell>
          <table:table-cell table:style-name="ce22" office:value-type="string">
            <text:p>[Test-assert='filter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1">
          <table:table-cell office:value-type="float" office:value="4">
            <text:p>4</text:p>
          </table:table-cell>
          <table:table-cell office:value-type="string">
            <text:p>Clicking on the first item</text:p>
          </table:table-cell>
          <table:table-cell table:style-name="Default" office:value-type="string">
            <text:p>Link</text:p>
          </table:table-cell>
          <table:table-cell office:value-type="string">
            <text:p>CSS</text:p>
          </table:table-cell>
          <table:table-cell table:style-name="ce22" office:value-type="string">
            <text:p>[Test-event='go_to_pdp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Comparing the value is booked or not</text:p>
          </table:table-cell>
          <table:table-cell table:content-validation-name="val2" office:value-type="string">
            <text:p>ComparingOldValue</text:p>
          </table:table-cell>
          <table:table-cell office:value-type="string">
            <text:p>CSS</text:p>
          </table:table-cell>
          <table:table-cell office:value-type="string">
            <text:p>[class='printable_content']</text:p>
          </table:table-cell>
          <table:table-cell office:value-type="string">
            <text:p>Traffic by Dsgn One Jewelers, Four Row Diamond Ring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</table:table>
      <table:table table:name="MobileSheet" table:style-name="ta1" table:print="false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number-columns-repeated="2" table:default-cell-style-name="ce24"/>
        <table:table-column table:style-name="co37" table:default-cell-style-name="ce24"/>
        <table:table-column table:style-name="co38" table:default-cell-style-name="ce24"/>
        <table:table-column table:style-name="co8" table:number-columns-repeated="1017" table:default-cell-style-name="ce24"/>
        <table:table-row table:style-name="ro1">
          <table:table-cell table:style-name="ce23" office:value-type="string">
            <text:p>TcNo</text:p>
          </table:table-cell>
          <table:table-cell table:style-name="ce23" office:value-type="string">
            <text:p>TcDesr</text:p>
          </table:table-cell>
          <table:table-cell table:style-name="ce23" office:value-type="string">
            <text:p>Action</text:p>
          </table:table-cell>
          <table:table-cell table:style-name="ce23" office:value-type="string">
            <text:p>ObjectIdentifiertype</text:p>
          </table:table-cell>
          <table:table-cell table:style-name="ce23" office:value-type="string">
            <text:p>ObjectIdentifier</text:p>
          </table:table-cell>
          <table:table-cell table:style-name="ce23" office:value-type="string">
            <text:p>TestData</text:p>
          </table:table-cell>
          <table:table-cell table:style-name="ce23" office:value-type="string">
            <text:p>ObjectSheet</text:p>
          </table:table-cell>
          <table:table-cell table:style-name="ce23" office:value-type="string">
            <text:p>Execute</text:p>
          </table:table-cell>
          <table:table-cell table:number-columns-repeated="1016"/>
        </table:table-row>
        <table:table-row table:style-name="ro1">
          <table:table-cell office:value-type="string">
            <text:p>Pre-Requisite</text:p>
          </table:table-cell>
          <table:table-cell/>
          <table:table-cell table:style-name="ce23" table:content-validation-name="val2" office:value-type="string">
            <text:p>Navigate</text:p>
          </table:table-cell>
          <table:table-cell table:style-name="ce23" table:content-validation-name="val2"/>
          <table:table-cell/>
          <table:table-cell office:value-type="string">
            <text:p><text:a xlink:href="http://m.walgreens.com/">http://m.walgreens.com</text:a>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Pre-Requisite</text:p>
          </table:table-cell>
          <table:table-cell/>
          <table:table-cell office:value-type="string">
            <text:p>Link</text:p>
          </table:table-cell>
          <table:table-cell table:style-name="ce23" table:content-validation-name="val2" office:value-type="string">
            <text:p>CSS</text:p>
          </table:table-cell>
          <table:table-cell office:value-type="string">
            <text:p>[class='appDownload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Pre-Requisite</text:p>
          </table:table-cell>
          <table:table-cell/>
          <table:table-cell office:value-type="string">
            <text:p>Link</text:p>
          </table:table-cell>
          <table:table-cell office:value-type="string">
            <text:p>CSS</text:p>
          </table:table-cell>
          <table:table-cell office:value-type="string">
            <text:p>[id='steps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string">
            <text:p>Pre-Requisite</text:p>
          </table:table-cell>
          <table:table-cell/>
          <table:table-cell office:value-type="string">
            <text:p>Text_Box</text:p>
          </table:table-cell>
          <table:table-cell office:value-type="string">
            <text:p>CSS</text:p>
          </table:table-cell>
          <table:table-cell office:value-type="string">
            <text:p>[id='logInUsername']</text:p>
          </table:table-cell>
          <table:table-cell office:value-type="string">
            <text:p><text:a xlink:href="mailto:raghuk9@gmail.com">raghuk9@gmail.com</text:a>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Pre-Requisite</text:p>
          </table:table-cell>
          <table:table-cell/>
          <table:table-cell office:value-type="string">
            <text:p>Text_Box</text:p>
          </table:table-cell>
          <table:table-cell office:value-type="string">
            <text:p>CSS</text:p>
          </table:table-cell>
          <table:table-cell office:value-type="string">
            <text:p>[id='logInPassword']</text:p>
          </table:table-cell>
          <table:table-cell office:value-type="string">
            <text:p>Photon123</text:p>
          </table:table-cell>
          <table:table-cell/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office:value-type="string">
            <text:p>Pre-Requisite</text:p>
          </table:table-cell>
          <table:table-cell/>
          <table:table-cell office:value-type="string">
            <text:p>Button</text:p>
          </table:table-cell>
          <table:table-cell office:value-type="string">
            <text:p>CSS</text:p>
          </table:table-cell>
          <table:table-cell office:value-type="string">
            <text:p>[id='loginHelpInfo']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cking for steps exists or not</text:p>
          </table:table-cell>
          <table:table-cell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1']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3" office:value-type="float" office:value="2">
            <text:p>2</text:p>
          </table:table-cell>
          <table:table-cell table:style-name="ce23" office:value-type="string">
            <text:p>Checking for weight exists or not</text:p>
          </table:table-cell>
          <table:table-cell table:style-name="ce23"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2']</text:p>
          </table:table-cell>
          <table:table-cell table:style-name="ce23"/>
          <table:table-cell table:style-name="ce23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cking for Blood Pressure exists or not</text:p>
          </table:table-cell>
          <table:table-cell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3']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3" office:value-type="float" office:value="4">
            <text:p>4</text:p>
          </table:table-cell>
          <table:table-cell table:style-name="ce23" office:value-type="string">
            <text:p>Checking for Blood Glucose exists or not</text:p>
          </table:table-cell>
          <table:table-cell table:style-name="ce23"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4']</text:p>
          </table:table-cell>
          <table:table-cell table:style-name="ce23"/>
          <table:table-cell table:style-name="ce23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ecking for Sleeps exists or not</text:p>
          </table:table-cell>
          <table:table-cell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5']</text:p>
          </table:table-cell>
          <table:table-cell/>
          <table:table-cell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 table:style-name="ce23" office:value-type="float" office:value="6">
            <text:p>6</text:p>
          </table:table-cell>
          <table:table-cell table:style-name="ce23" office:value-type="string">
            <text:p>Checking for SPO2 Exists or not</text:p>
          </table:table-cell>
          <table:table-cell table:style-name="ce23" office:value-type="string">
            <text:p>UiTest</text:p>
          </table:table-cell>
          <table:table-cell office:value-type="string">
            <text:p>CSS</text:p>
          </table:table-cell>
          <table:table-cell office:value-type="string">
            <text:p>[class='stepsv2_tracker6']</text:p>
          </table:table-cell>
          <table:table-cell table:style-name="ce23"/>
          <table:table-cell table:style-name="ce23" office:value-type="string">
            <text:p>StepsSlanding</text:p>
          </table:table-cell>
          <table:table-cell office:value-type="string">
            <text:p>YES</text:p>
          </table:table-cell>
          <table:table-cell table:number-columns-repeated="1016"/>
        </table:table-row>
        <table:table-row table:style-name="ro5">
          <table:table-cell table:style-name="ce23" office:value-type="float" office:value="7">
            <text:p>7</text:p>
          </table:table-cell>
          <table:table-cell table:style-name="ce23" office:value-type="string">
            <text:p>Clicking on the steps link in the tracker window</text:p>
          </table:table-cell>
          <table:table-cell table:style-name="ce23" office:value-type="string">
            <text:p>Link</text:p>
          </table:table-cell>
          <table:table-cell office:value-type="string">
            <text:p>XPATH</text:p>
          </table:table-cell>
          <table:table-cell table:style-name="ce23" office:value-type="string">
            <text:p>.//*[@id='web-tracker-menu']/li[1]/div/p[1]/span</text:p>
          </table:table-cell>
          <table:table-cell table:style-name="ce23"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23" office:value-type="float" office:value="7">
            <text:p>7</text:p>
          </table:table-cell>
          <table:table-cell table:style-name="ce23" office:value-type="string">
            <text:p>Capturing old value</text:p>
          </table:table-cell>
          <table:table-cell table:style-name="ce23" office:value-type="string">
            <text:p>OldValueCapture</text:p>
          </table:table-cell>
          <table:table-cell office:value-type="string">
            <text:p>XPATH</text:p>
          </table:table-cell>
          <table:table-cell table:style-name="ce23" office:value-type="string">
            <text:p>.//*[@id='web-tracker-menu']/li[1]/div/p[2]</text:p>
          </table:table-cell>
          <table:table-cell table:style-name="ce23"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23" office:value-type="float" office:value="7">
            <text:p>7</text:p>
          </table:table-cell>
          <table:table-cell table:style-name="ce23" office:value-type="string">
            <text:p>This is to click on the link add activity</text:p>
          </table:table-cell>
          <table:table-cell table:style-name="ce23" office:value-type="string">
            <text:p>Link</text:p>
          </table:table-cell>
          <table:table-cell office:value-type="string">
            <text:p>XPATH</text:p>
          </table:table-cell>
          <table:table-cell table:style-name="ce23" office:value-type="string">
            <text:p>.//*[@id='activity-log-label']</text:p>
          </table:table-cell>
          <table:table-cell table:style-name="ce23"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23" office:value-type="float" office:value="7">
            <text:p>7</text:p>
          </table:table-cell>
          <table:table-cell table:style-name="ce23" office:value-type="string">
            <text:p>This is to select the distance in the steps activity</text:p>
          </table:table-cell>
          <table:table-cell table:style-name="ce23" office:value-type="string">
            <text:p>Text_Box</text:p>
          </table:table-cell>
          <table:table-cell office:value-type="string">
            <text:p>XPATH</text:p>
          </table:table-cell>
          <table:table-cell table:style-name="ce23" office:value-type="string">
            <text:p>.//*[@id='distance']</text:p>
          </table:table-cell>
          <table:table-cell table:style-name="ce23" office:value-type="float" office:value="2">
            <text:p>2</text:p>
          </table:table-cell>
          <table:table-cell table:style-name="ce23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23" office:value-type="float" office:value="7">
            <text:p>7</text:p>
          </table:table-cell>
          <table:table-cell table:style-name="ce23" office:value-type="string">
            <text:p>This is to select the intensity list box</text:p>
          </table:table-cell>
          <table:table-cell table:style-name="ce23" office:value-type="string">
            <text:p>DropDown</text:p>
          </table:table-cell>
          <table:table-cell office:value-type="string">
            <text:p>XPATH</text:p>
          </table:table-cell>
          <table:table-cell table:style-name="ce23" office:value-type="string">
            <text:p>.//*[@id='intensityTypeSelect']</text:p>
          </table:table-cell>
          <table:table-cell table:style-name="ce23" office:value-type="string">
            <text:p>Easy</text:p>
          </table:table-cell>
          <table:table-cell table:style-name="ce23"/>
          <table:table-cell office:value-type="string">
            <text:p>NO</text:p>
          </table:table-cell>
          <table:table-cell table:number-columns-repeated="1016"/>
        </table:table-row>
        <table:table-row table:style-name="ro1">
          <table:table-cell table:style-name="ce23" office:value-type="float" office:value="7">
            <text:p>7</text:p>
          </table:table-cell>
          <table:table-cell table:style-name="ce23" office:value-type="string">
            <text:p>This is to click on the the add button</text:p>
          </table:table-cell>
          <table:table-cell table:style-name="ce23" office:value-type="string">
            <text:p>Button</text:p>
          </table:table-cell>
          <table:table-cell office:value-type="string">
            <text:p>XPATH</text:p>
          </table:table-cell>
          <table:table-cell table:style-name="ce23" office:value-type="string">
            <text:p>.//*[@id='stepsv2_fitness_savebtn']</text:p>
          </table:table-cell>
          <table:table-cell table:style-name="ce23" table:number-columns-repeated="2"/>
          <table:table-cell office:value-type="string">
            <text:p>NO</text:p>
          </table:table-cell>
          <table:table-cell table:number-columns-repeated="1016"/>
        </table:table-row>
        <table:table-row table:style-name="ro4">
          <table:table-cell table:style-name="ce23" office:value-type="float" office:value="7">
            <text:p>7</text:p>
          </table:table-cell>
          <table:table-cell table:style-name="ce23" office:value-type="string">
            <text:p>This is clicking on the back button</text:p>
          </table:table-cell>
          <table:table-cell table:style-name="ce25" office:value-type="string">
            <text:p>BackButton</text:p>
          </table:table-cell>
          <table:table-cell table:style-name="ce25"/>
          <table:table-cell table:style-name="ce23" table:number-columns-repeated="3"/>
          <table:table-cell office:value-type="string">
            <text:p>NO</text:p>
          </table:table-cell>
          <table:table-cell table:number-columns-repeated="1016"/>
        </table:table-row>
        <table:table-row table:style-name="ro5">
          <table:table-cell table:style-name="ce23" office:value-type="float" office:value="7">
            <text:p>7</text:p>
          </table:table-cell>
          <table:table-cell table:style-name="ce23" office:value-type="string">
            <text:p>This is to check whether the steps activity is added or not</text:p>
          </table:table-cell>
          <table:table-cell table:style-name="ce23" office:value-type="string">
            <text:p>ComparingOldValue</text:p>
          </table:table-cell>
          <table:table-cell office:value-type="string">
            <text:p>XPATH</text:p>
          </table:table-cell>
          <table:table-cell table:style-name="ce23" office:value-type="string">
            <text:p>.//*[@id='web-tracker-menu']/li[1]/div/p[2]</text:p>
          </table:table-cell>
          <table:table-cell table:style-name="ce23" office:value-type="float" office:value="2">
            <text:p>2</text:p>
          </table:table-cell>
          <table:table-cell table:style-name="ce23"/>
          <table:table-cell office:value-type="string">
            <text:p>NO</text:p>
          </table:table-cell>
          <table:table-cell table:number-columns-repeated="1016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23/07/2014</text:date>, <text:time>15:4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4-03T20:25:53</meta:creation-date>
    <dc:date>2014-07-23T15:42:11</dc:date>
    <meta:editing-duration>P1DT37M39S</meta:editing-duration>
    <meta:editing-cycles>150</meta:editing-cycles>
    <meta:generator>OpenOffice/4.1.0$Unix OpenOffice.org_project/410m18$Build-9764</meta:generator>
    <meta:document-statistic meta:table-count="5" meta:cell-count="665" meta:object-count="0"/>
  </office:meta>
</office:document-meta>
</file>